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839d" officeooo:paragraph-rsid="001f839d"/>
    </style:style>
    <style:style style:name="P2" style:family="paragraph" style:parent-style-name="Standard">
      <style:paragraph-properties fo:text-align="center" style:justify-single-word="false"/>
      <style:text-properties officeooo:rsid="001f839d" officeooo:paragraph-rsid="001f839d"/>
    </style:style>
    <style:style style:name="P3" style:family="paragraph" style:parent-style-name="Standard">
      <style:paragraph-properties fo:text-align="center" style:justify-single-word="false"/>
      <style:text-properties officeooo:rsid="002131ca" officeooo:paragraph-rsid="002131ca"/>
    </style:style>
    <style:style style:name="P4" style:family="paragraph" style:parent-style-name="Standard">
      <style:text-properties officeooo:rsid="002131ca" officeooo:paragraph-rsid="002131ca"/>
    </style:style>
    <style:style style:name="P5" style:family="paragraph" style:parent-style-name="Standard">
      <style:text-properties officeooo:rsid="002325b8" officeooo:paragraph-rsid="002325b8"/>
    </style:style>
    <style:style style:name="P6" style:family="paragraph" style:parent-style-name="Standard">
      <style:text-properties fo:font-weight="bold" officeooo:rsid="0024bbd4" officeooo:paragraph-rsid="0024bbd4" style:font-weight-asian="bold" style:font-weight-complex="bold"/>
    </style:style>
    <style:style style:name="P7" style:family="paragraph" style:parent-style-name="Standard" style:list-style-name="L1">
      <style:text-properties officeooo:paragraph-rsid="001f839d"/>
    </style:style>
    <style:style style:name="P8" style:family="paragraph" style:parent-style-name="Standard" style:list-style-name="L1">
      <style:text-properties officeooo:rsid="00237430" officeooo:paragraph-rsid="00237430"/>
    </style:style>
    <style:style style:name="P9" style:family="paragraph" style:parent-style-name="Standard" style:list-style-name="L1">
      <style:text-properties officeooo:rsid="001f839d" officeooo:paragraph-rsid="001f839d"/>
    </style:style>
    <style:style style:name="P10" style:family="paragraph" style:parent-style-name="Standard">
      <style:text-properties fo:font-weight="normal" officeooo:rsid="0024bbd4" officeooo:paragraph-rsid="0024bbd4" style:font-weight-asian="normal" style:font-weight-complex="normal"/>
    </style:style>
    <style:style style:name="P11" style:family="paragraph" style:parent-style-name="Standard">
      <style:text-properties fo:font-weight="normal" officeooo:rsid="00268254" officeooo:paragraph-rsid="00268254" style:font-weight-asian="normal" style:font-weight-complex="normal"/>
    </style:style>
    <style:style style:name="P12" style:family="paragraph" style:parent-style-name="Standard">
      <style:text-properties officeooo:rsid="002325b8" officeooo:paragraph-rsid="0026825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7430" style:font-weight-asian="bold" style:font-weight-complex="bold"/>
    </style:style>
    <style:style style:name="T3" style:family="text">
      <style:text-properties fo:font-weight="bold" officeooo:rsid="0024bbd4" style:font-weight-asian="bold" style:font-weight-complex="bold"/>
    </style:style>
    <style:style style:name="T4" style:family="text">
      <style:text-properties officeooo:rsid="00237430"/>
    </style:style>
    <style:style style:name="T5" style:family="text">
      <style:text-properties officeooo:rsid="0024bbd4"/>
    </style:style>
    <style:style style:name="T6" style:family="text">
      <style:text-properties style:text-position="super 58%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60ee0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officeooo:rsid="0026825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Further e</text:span>xpectations for a functioning greenhouse</text:p>
      <text:p text:style-name="P2"/>
      <text:p text:style-name="P3">10 points</text:p>
      <text:p text:style-name="P3"/>
      <text:p text:style-name="P4"><text:span text:style-name="T4">You have physically functioning systems</text:span>. <text:span text:style-name="T4">Now we will check for connectivity. </text:span>We will check your <text:span text:style-name="T4">system</text:span> for:</text:p>
      <text:p text:style-name="P1"/>
      <text:list xml:id="list7401424345561471141" text:style-name="L1">
        <text:list-item>
          <text:p text:style-name="P8"><text:span text:style-name="T1">System is fully integrated and functioning</text:span>. All physical connections have been ported to the SAMD21 chip. System manages heating and cooling. LCD still used for local display, but you should remove the buttons.</text:p>
        </text:list-item>
        <text:list-item>
          <text:p text:style-name="P7"><text:span text:style-name="T2">Ability to adjust set-points remotely</text:span><text:span text:style-name="T4">:</text:span></text:p>
          <text:list>
            <text:list-item>
              <text:p text:style-name="P9"><text:span text:style-name="T4">Web-page that allows one to change set-points</text:span>.</text:p>
            </text:list-item>
            <text:list-item>
              <text:p text:style-name="P8">Set-point data is relayed to your system.</text:p>
            </text:list-item>
          </text:list>
        </text:list-item>
        <text:list-item>
          <text:p text:style-name="P9"><text:span text:style-name="T2">Data </text:span><text:span text:style-name="T3">is </text:span><text:span text:style-name="T2">stored on “the Cloud”</text:span>. <text:span text:style-name="T5">Inside, outside temperatures. Heating and cooling set-points. Lid state and heater power. All are stored in your database.</text:span></text:p>
        </text:list-item>
        <text:list-item>
          <text:p text:style-name="P9"><text:span text:style-name="T3">Display of data</text:span>. <text:span text:style-name="T5">You have a website that shows all of the above (I’ll leave it up to you to lay things out in a reasonable way)</text:span>. <text:span text:style-name="T8">A template has been provided.</text:span></text:p>
        </text:list-item>
        <text:list-item>
          <text:p text:style-name="P9">Not a function, but you will be assessed for <text:span text:style-name="T1">fit-and-finish</text:span>. Neat wiring (using breadboard wires where possible; jumpers where needed; no excessive lengths or frankencables). Mounted components.</text:p>
        </text:list-item>
      </text:list>
      <text:p text:style-name="P1"/>
      <text:p text:style-name="P6">Systems will be assessed on Monday, April 23<text:span text:style-name="T6">rd</text:span> around 5.00. <text:span text:style-name="T7">You need </text:span><text:span text:style-name="T9">not</text:span><text:span text:style-name="T7"> be present – I or my duly designated appointees will go to your webpages, change parameters, and observe both the physical system and the online outputs.</text:span></text:p>
      <text:p text:style-name="P10"/>
      <text:p text:style-name="P11">Also, please identify the item that each team member 3d printed.</text:p>
      <text:p text:style-name="P1"/>
      <text:p text:style-name="P12">Team member: __________________________<text:tab/><text:span text:style-name="T10">3d printed piece: </text:span>__________________________<text:tab/></text:p>
      <text:p text:style-name="P12"/>
      <text:p text:style-name="P12">Team member: __________________________<text:tab/><text:span text:style-name="T10">3d printed piece: </text:span>__________________________<text:tab/></text:p>
      <text:p text:style-name="P12"/>
      <text:p text:style-name="P12">Team member: __________________________<text:tab/><text:span text:style-name="T10">3d printed piece: </text:span>__________________________<text:tab/></text:p>
      <text:p text:style-name="P12"/>
      <text:p text:style-name="P12"/>
      <text:p text:style-name="P5">Evaluated by: __________________________</text:p>
      <text:p text:style-name="P5"/>
      <text:p text:style-name="P5">Comments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cor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0:56:16.476540161</meta:creation-date>
    <dc:date>2018-04-16T13:44:27.573144464</dc:date>
    <meta:editing-duration>PT38M46S</meta:editing-duration>
    <meta:editing-cycles>8</meta:editing-cycles>
    <meta:generator>LibreOffice/5.1.2.2$MacOSX_X86_64 LibreOffice_project/d3bf12ecb743fc0d20e0be0c58ca359301eb705f</meta:generator>
    <meta:print-date>2018-04-05T12:23:07.290202252</meta:print-date>
    <meta:document-statistic meta:table-count="0" meta:image-count="0" meta:object-count="0" meta:page-count="1" meta:paragraph-count="18" meta:word-count="242" meta:character-count="1619" meta:non-whitespace-character-count="1398"/>
  </office:meta>
</office:document-meta>
</file>